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827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7638in"/>
    </style:style>
    <style:style style:name="co4" style:family="table-column">
      <style:table-column-properties fo:break-before="auto" style:column-width="2.7154in"/>
    </style:style>
    <style:style style:name="co5" style:family="table-column">
      <style:table-column-properties fo:break-before="auto" style:column-width="0.7264in"/>
    </style:style>
    <style:style style:name="co6" style:family="table-column">
      <style:table-column-properties fo:break-before="auto" style:column-width="0.5646in"/>
    </style:style>
    <style:style style:name="co7" style:family="table-column">
      <style:table-column-properties fo:break-before="auto" style:column-width="0.7693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22.8335in"/>
    </style:style>
    <style:style style:name="co10" style:family="table-column">
      <style:table-column-properties fo:break-before="auto" style:column-width="0.7591in"/>
    </style:style>
    <style:style style:name="co11" style:family="table-column">
      <style:table-column-properties fo:break-before="auto" style:column-width="0.5965in"/>
    </style:style>
    <style:style style:name="co12" style:family="table-column">
      <style:table-column-properties fo:break-before="auto" style:column-width="1.1693in"/>
    </style:style>
    <style:style style:name="co13" style:family="table-column">
      <style:table-column-properties fo:break-before="auto" style:column-width="1.3209in"/>
    </style:style>
    <style:style style:name="co14" style:family="table-column">
      <style:table-column-properties fo:break-before="auto" style:column-width="0.5319in"/>
    </style:style>
    <style:style style:name="co15" style:family="table-column">
      <style:table-column-properties fo:break-before="auto" style:column-width="8.756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query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enantId</text:p>
          </table:table-cell>
          <table:table-cell office:value-type="string" calcext:value-type="string">
            <text:p>SourceSystem</text:p>
          </table:table-cell>
          <table:table-cell office:value-type="string" calcext:value-type="string">
            <text:p>TimeGenerated [UTC]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ventTime [UTC]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SeverityLevel</text:p>
          </table:table-cell>
          <table:table-cell office:value-type="string" calcext:value-type="string">
            <text:p>SyslogMessage</text:p>
          </table:table-cell>
          <table:table-cell office:value-type="string" calcext:value-type="string">
            <text:p>ProcessID</text:p>
          </table:table-cell>
          <table:table-cell office:value-type="string" calcext:value-type="string">
            <text:p>HostIP</text:p>
          </table:table-cell>
          <table:table-cell office:value-type="string" calcext:value-type="string">
            <text:p>ProcessName</text:p>
          </table:table-cell>
          <table:table-cell office:value-type="string" calcext:value-type="string">
            <text:p>CollectorHost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_ResourceId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18.64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18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2.57.122.197 <text:s/>user=root</text:p>
          </table:table-cell>
          <table:table-cell office:value-type="float" office:value="14581" calcext:value-type="float">
            <text:p>1458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32.20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32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4 more authentication failures <text:s/>logname= uid=0 euid=0 tty=ssh ruser= rhost=2.57.122.197 <text:s/>user=root</text:p>
          </table:table-cell>
          <table:table-cell office:value-type="float" office:value="14581" calcext:value-type="float">
            <text:p>1458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32.20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32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service(sshd) ignoring max retries <text:s/>5 &gt; 3</text:p>
          </table:table-cell>
          <table:table-cell office:value-type="float" office:value="14581" calcext:value-type="float">
            <text:p>1458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53.3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53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check pass <text:s/>user unknown</text:p>
          </table:table-cell>
          <table:table-cell office:value-type="float" office:value="14580" calcext:value-type="float">
            <text:p>1458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53.3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53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95.105.28.117 </text:p>
          </table:table-cell>
          <table:table-cell office:value-type="float" office:value="14580" calcext:value-type="float">
            <text:p>1458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20.31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20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2.57.122.197 port 29784 ssh2</text:p>
          </table:table-cell>
          <table:table-cell office:value-type="float" office:value="14581" calcext:value-type="float">
            <text:p>1458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32.20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30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message repeated 4 times: [ Failed password for root from 2.57.122.197 port 29784 ssh2]</text:p>
          </table:table-cell>
          <table:table-cell office:value-type="float" office:value="14581" calcext:value-type="float">
            <text:p>1458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32.20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32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reset by authenticating user root 2.57.122.197 port 29784 [preauth]</text:p>
          </table:table-cell>
          <table:table-cell office:value-type="float" office:value="14581" calcext:value-type="float">
            <text:p>1458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53.35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53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valid user teste from 95.105.28.117 port 45330</text:p>
          </table:table-cell>
          <table:table-cell office:value-type="float" office:value="14580" calcext:value-type="float">
            <text:p>1458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55.490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55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invalid user teste from 95.105.28.117 port 45330 ssh2</text:p>
          </table:table-cell>
          <table:table-cell office:value-type="float" office:value="14580" calcext:value-type="float">
            <text:p>1458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59.83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59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closed by invalid user teste 95.105.28.117 port 45330 [preauth]</text:p>
          </table:table-cell>
          <table:table-cell office:value-type="float" office:value="14580" calcext:value-type="float">
            <text:p>1458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9:00.01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9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8:35.832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9:00.01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9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9:00.016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9:00.01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9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9:00.016#011Info#011TID:126426070834112#011MetricsExtensionService#011MainLoop#011MetricsExtensionService.cpp(1126)#011Interning cache state. NextClearTimeUtc: 2026-04-18T18:13:35.782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9:05.83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9:0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9:05.837#011Info#011TID:126426070834112#011MetricsExtensionService#011MainLoop#011MetricsExtensionService.cpp(1268)#011Diagnostic heartbeat emitted. CurrentRawDataQueueSize: 0, UptimeSec: 33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9:35.81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9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9:05.838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9:35.84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9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9:35.846#011Info#011TID:126426070834112#011MetricsExtensionService#011MainLoop#011MetricsExtensionService.cpp(1268)#011Diagnostic heartbeat emitted. CurrentRawDataQueueSize: 0, UptimeSec: 36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3:45.57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3:45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45.148.10.157 <text:s/>user=root</text:p>
          </table:table-cell>
          <table:table-cell office:value-type="float" office:value="14748" calcext:value-type="float">
            <text:p>1474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3:01.66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3:01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closed by invalid user user 95.105.28.117 port 40544 [preauth]</text:p>
          </table:table-cell>
          <table:table-cell office:value-type="float" office:value="14707" calcext:value-type="float">
            <text:p>14707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3:47.46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3:47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45.148.10.157 port 28426 ssh2</text:p>
          </table:table-cell>
          <table:table-cell office:value-type="float" office:value="14748" calcext:value-type="float">
            <text:p>1474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00.87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4:00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4 more authentication failures <text:s/>logname= uid=0 euid=0 tty=ssh ruser= rhost=45.148.10.157 <text:s/>user=root</text:p>
          </table:table-cell>
          <table:table-cell office:value-type="float" office:value="14748" calcext:value-type="float">
            <text:p>1474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00.87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4:00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service(sshd) ignoring max retries <text:s/>5 &gt; 3</text:p>
          </table:table-cell>
          <table:table-cell office:value-type="float" office:value="14748" calcext:value-type="float">
            <text:p>1474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17.88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4:17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95.105.28.117 <text:s/>user=root</text:p>
          </table:table-cell>
          <table:table-cell office:value-type="float" office:value="14743" calcext:value-type="float">
            <text:p>14743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00.01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3:57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message repeated 3 times: [ Failed password for root from 45.148.10.157 port 28426 ssh2]</text:p>
          </table:table-cell>
          <table:table-cell office:value-type="float" office:value="14748" calcext:value-type="float">
            <text:p>1474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00.59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4:00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45.148.10.157 port 28426 ssh2</text:p>
          </table:table-cell>
          <table:table-cell office:value-type="float" office:value="14748" calcext:value-type="float">
            <text:p>1474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00.87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4:00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reset by authenticating user root 45.148.10.157 port 28426 [preauth]</text:p>
          </table:table-cell>
          <table:table-cell office:value-type="float" office:value="14748" calcext:value-type="float">
            <text:p>1474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19.83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4:19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95.105.28.117 port 41674 ssh2</text:p>
          </table:table-cell>
          <table:table-cell office:value-type="float" office:value="14743" calcext:value-type="float">
            <text:p>14743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25.96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4:25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closed by authenticating user root 95.105.28.117 port 41674 [preauth]</text:p>
          </table:table-cell>
          <table:table-cell office:value-type="float" office:value="14743" calcext:value-type="float">
            <text:p>14743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00.01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4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3:35.898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00.01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4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4:00.016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00.01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4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4:00.016#011Info#011TID:126426070834112#011MetricsExtensionService#011MainLoop#011MetricsExtensionService.cpp(1126)#011Interning cache state. NextClearTimeUtc: 2026-04-18T18:18:35.787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05.90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4:0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4:05.907#011Info#011TID:126426070834112#011MetricsExtensionService#011MainLoop#011MetricsExtensionService.cpp(1268)#011Diagnostic heartbeat emitted. CurrentRawDataQueueSize: 0, UptimeSec: 63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35.85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4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4:05.907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4:35.90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4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4:35.908#011Info#011TID:126426070834112#011MetricsExtensionService#011MainLoop#011MetricsExtensionService.cpp(1268)#011Diagnostic heartbeat emitted. CurrentRawDataQueueSize: 0, UptimeSec: 66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01.14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01.000 PM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(root) CMD (command -v debian-sa1 &gt; /dev/null &amp;&amp; debian-sa1 1 1)</text:p>
          </table:table-cell>
          <table:table-cell office:value-type="float" office:value="14785" calcext:value-type="float">
            <text:p>1478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33.980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33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45.148.10.157 port 22698 ssh2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36.53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36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45.148.10.157 port 22698 ssh2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37.89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37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valid user pi from 95.105.28.117 port 57664</text:p>
          </table:table-cell>
          <table:table-cell office:value-type="float" office:value="14782" calcext:value-type="float">
            <text:p>14782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39.82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39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invalid user pi from 95.105.28.117 port 57664 ssh2</text:p>
          </table:table-cell>
          <table:table-cell office:value-type="float" office:value="14782" calcext:value-type="float">
            <text:p>14782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39.88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39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45.148.10.157 port 22698 ssh2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42.43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42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45.148.10.157 port 22698 ssh2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42.43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42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closed by invalid user pi 95.105.28.117 port 57664 [preauth]</text:p>
          </table:table-cell>
          <table:table-cell office:value-type="float" office:value="14782" calcext:value-type="float">
            <text:p>14782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45.98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45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45.148.10.157 port 22698 ssh2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47.69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47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reset by authenticating user root 45.148.10.157 port 22698 [preauth]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32.40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32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45.148.10.157 <text:s/>user=root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37.89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37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check pass <text:s/>user unknown</text:p>
          </table:table-cell>
          <table:table-cell office:value-type="float" office:value="14782" calcext:value-type="float">
            <text:p>14782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37.89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37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95.105.28.117 </text:p>
          </table:table-cell>
          <table:table-cell office:value-type="float" office:value="14782" calcext:value-type="float">
            <text:p>14782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47.69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47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4 more authentication failures <text:s/>logname= uid=0 euid=0 tty=ssh ruser= rhost=45.148.10.157 <text:s/>user=root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47.700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47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service(sshd) ignoring max retries <text:s/>5 &gt; 3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00.01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4:35.908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00.01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5:00.016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00.01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5:00.016#011Info#011TID:126426070834112#011MetricsExtensionService#011MainLoop#011MetricsExtensionService.cpp(1126)#011Interning cache state. NextClearTimeUtc: 2026-04-18T18:18:35.787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05.91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0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5:05.916#011Info#011TID:126426070834112#011MetricsExtensionService#011MainLoop#011MetricsExtensionService.cpp(1268)#011Diagnostic heartbeat emitted. CurrentRawDataQueueSize: 0, UptimeSec: 69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35.86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5:05.916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36.01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36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5:35.917#011Info#011TID:126426070834112#011MetricsExtensionService#011MainLoop#011MetricsExtensionService.cpp(1268)#011Diagnostic heartbeat emitted. CurrentRawDataQueueSize: 0, UptimeSec: 72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01.14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01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am_unix(cron:session): session opened for user root(uid=0) by root(uid=0)</text:p>
          </table:table-cell>
          <table:table-cell office:value-type="float" office:value="14784" calcext:value-type="float">
            <text:p>1478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5:01.14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5:01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am_unix(cron:session): session closed for user root</text:p>
          </table:table-cell>
          <table:table-cell office:value-type="float" office:value="14784" calcext:value-type="float">
            <text:p>1478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09.07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09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45.148.10.147 port 37870 ssh2</text:p>
          </table:table-cell>
          <table:table-cell office:value-type="float" office:value="14643" calcext:value-type="float">
            <text:p>14643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15.37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15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message repeated 2 times: [ Failed password for root from 45.148.10.147 port 37870 ssh2]</text:p>
          </table:table-cell>
          <table:table-cell office:value-type="float" office:value="14643" calcext:value-type="float">
            <text:p>14643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15.37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15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valid user admin from 95.105.28.117 port 34718</text:p>
          </table:table-cell>
          <table:table-cell office:value-type="float" office:value="14617" calcext:value-type="float">
            <text:p>14617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17.43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17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invalid user admin from 95.105.28.117 port 34718 ssh2</text:p>
          </table:table-cell>
          <table:table-cell office:value-type="float" office:value="14617" calcext:value-type="float">
            <text:p>14617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18.86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18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45.148.10.147 port 37870 ssh2</text:p>
          </table:table-cell>
          <table:table-cell office:value-type="float" office:value="14643" calcext:value-type="float">
            <text:p>14643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21.44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21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closed by invalid user admin 95.105.28.117 port 34718 [preauth]</text:p>
          </table:table-cell>
          <table:table-cell office:value-type="float" office:value="14617" calcext:value-type="float">
            <text:p>14617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22.88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22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45.148.10.147 port 37870 ssh2</text:p>
          </table:table-cell>
          <table:table-cell office:value-type="float" office:value="14643" calcext:value-type="float">
            <text:p>14643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24.60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24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reset by authenticating user root 45.148.10.147 port 37870 [preauth]</text:p>
          </table:table-cell>
          <table:table-cell office:value-type="float" office:value="14643" calcext:value-type="float">
            <text:p>14643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3:00.020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3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2:35.881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3:00.020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3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3:00.019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3:00.020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3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3:00.019#011Info#011TID:126426070834112#011MetricsExtensionService#011MainLoop#011MetricsExtensionService.cpp(1126)#011Interning cache state. NextClearTimeUtc: 2026-04-18T18:13:35.782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3:05.890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3:0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3:05.890#011Info#011TID:126426070834112#011MetricsExtensionService#011MainLoop#011MetricsExtensionService.cpp(1268)#011Diagnostic heartbeat emitted. CurrentRawDataQueueSize: 0, UptimeSec: 57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3:05.890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3:35.756#011Info#011TID:126426059634368#011Watchdog#011WatchdogThread#011Watchdog.cpp(108)#011Everything is fine, sleeping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3:35.75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3:35.757#011Info#011TID:126426070834112#011EndPointResolver#011EndPointResolver#011EndPointResolver.cpp(164)#011Successfully saved DNS cache to the disk. FilePath: "/var/run/azuremetricsext/EndPointResolver.cache", NextUpdateTimeUtc: "2026-04-18T18:18:35.757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3:35.89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3:35.898#011Info#011TID:126426070834112#011MetricsExtensionService#011MainLoop#011MetricsExtensionService.cpp(1268)#011Diagnostic heartbeat emitted. CurrentRawDataQueueSize: 0, UptimeSec: 60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6:57.04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6:57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am_unix(sudo:session): session closed for user root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sudo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00.01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7:35.819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00.01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8:00.018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00.01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8:00.018#011Info#011TID:126426070834112#011MetricsExtensionService#011MainLoop#011MetricsExtensionService.cpp(1126)#011Interning cache state. NextClearTimeUtc: 2026-04-18T18:08:35.774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05.82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0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8:05.828#011Info#011TID:126426070834112#011MetricsExtensionService#011MainLoop#011MetricsExtensionService.cpp(1268)#011Diagnostic heartbeat emitted. CurrentRawDataQueueSize: 0, UptimeSec: 27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35.75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8:05.828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35.75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8:35.752#011Info#011TID:126426070834112#011EndPointResolver#011EndPointResolver#011EndPointResolver.cpp(164)#011Successfully saved DNS cache to the disk. FilePath: "/var/run/azuremetricsext/EndPointResolver.cache", NextUpdateTimeUtc: "2026-04-18T18:13:35.751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8:35.83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8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8:35.832#011Info#011TID:126426070834112#011MetricsExtensionService#011MainLoop#011MetricsExtensionService.cpp(1268)#011Diagnostic heartbeat emitted. CurrentRawDataQueueSize: 0, UptimeSec: 30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00.01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9:35.846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00.01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0:00.011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00.01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0:00.011#011Info#011TID:126426070834112#011MetricsExtensionService#011MainLoop#011MetricsExtensionService.cpp(1126)#011Interning cache state. NextClearTimeUtc: 2026-04-18T18:13:35.782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00.01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ing sysstat-collect.service - system activity accounting tool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00.02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ysstat-collect.service: Deactivated successfully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00.02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inished sysstat-collect.service - system activity accounting too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05.850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0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0:05.849#011Info#011TID:126426070834112#011MetricsExtensionService#011MainLoop#011MetricsExtensionService.cpp(1268)#011Diagnostic heartbeat emitted. CurrentRawDataQueueSize: 0, UptimeSec: 39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35.82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0:05.850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36.00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36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0:35.852#011Info#011TID:126426070834112#011MetricsExtensionService#011MainLoop#011MetricsExtensionService.cpp(1268)#011Diagnostic heartbeat emitted. CurrentRawDataQueueSize: 0, UptimeSec: 42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07.44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07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45.148.10.147 <text:s/>user=root</text:p>
          </table:table-cell>
          <table:table-cell office:value-type="float" office:value="14643" calcext:value-type="float">
            <text:p>14643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15.37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15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check pass <text:s/>user unknown</text:p>
          </table:table-cell>
          <table:table-cell office:value-type="float" office:value="14617" calcext:value-type="float">
            <text:p>14617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15.37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15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95.105.28.117 </text:p>
          </table:table-cell>
          <table:table-cell office:value-type="float" office:value="14617" calcext:value-type="float">
            <text:p>14617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24.60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24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4 more authentication failures <text:s/>logname= uid=0 euid=0 tty=ssh ruser= rhost=45.148.10.147 <text:s/>user=root</text:p>
          </table:table-cell>
          <table:table-cell office:value-type="float" office:value="14643" calcext:value-type="float">
            <text:p>14643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0:24.60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0:24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service(sshd) ignoring max retries <text:s/>5 &gt; 3</text:p>
          </table:table-cell>
          <table:table-cell office:value-type="float" office:value="14643" calcext:value-type="float">
            <text:p>14643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00.01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0:35.852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00.01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1:00.014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00.01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1:00.014#011Info#011TID:126426070834112#011MetricsExtensionService#011MainLoop#011MetricsExtensionService.cpp(1126)#011Interning cache state. NextClearTimeUtc: 2026-04-18T18:13:35.782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05.86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0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1:05.862#011Info#011TID:126426070834112#011MetricsExtensionService#011MainLoop#011MetricsExtensionService.cpp(1268)#011Diagnostic heartbeat emitted. CurrentRawDataQueueSize: 0, UptimeSec: 45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24.82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24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1:05.862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24.82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24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1:24.821#011Info#011TID:126424568555200#011XPlatLib#011FetchConfigurationFromAMCS#011/__w/1/s/BUILD/src/AmcsConfigFetcher.cpp(192)#011Configuration request headers - UUID: 3b777f24-9a1c-41f9-aa9f-d8158ce3a49c <text:s/>eTags: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24.82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24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1:24.821#011Info#011TID:126424568555200#011XPlatLib#011FetchConfigurationFromAMCS#011/__w/1/s/BUILD/src/AmcsConfigFetcher.cpp(213)#011Amcs configuration request: https://global.handler.control.monitor.azure.com/subscriptions/127ecc1b-124f-4944-b1e0-085cff4b9269/resourcegroups/mac108_group/providers/microsoft.compute/virtualmachines/mac108/meAgentConfigurations?operatingLocation=eastus2&amp;includeMeConfig=true&amp;api-version=2024-02-02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24.86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24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1:24.862#011Info#011TID:126424568555200#011XPlatLib#011FetchConfigurationFromAMCS#011/__w/1/s/BUILD/src/AmcsConfigFetcher.cpp(280)#011Amcs configuration response status code: 404, configuration string: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24.86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24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1:24.863#011Warning#011TID:126424568555200#011XPlatLib#011FetchConfigurationFromAMCS#011/__w/1/s/BUILD/src/AmcsConfigFetcher.cpp(388)#011No more DCR associated with VM, request to clear cached configuration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24.86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24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1:24.863#011Info#011TID:126424568555200#011XPlatLib#011FetchConfig#011/__w/1/s/BUILD/src/AmcsConfigFetcher.cpp(478)#011Configuration will be refreshed from AMCS after 436 seconds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35.87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1:35.871#011Info#011TID:126426070834112#011MetricsExtensionService#011MainLoop#011MetricsExtensionService.cpp(1268)#011Diagnostic heartbeat emitted. CurrentRawDataQueueSize: 0, UptimeSec: 48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37.57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37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95.105.28.117 <text:s/>user=root</text:p>
          </table:table-cell>
          <table:table-cell office:value-type="float" office:value="14664" calcext:value-type="float">
            <text:p>1466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57.41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57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195.178.110.15 <text:s/>user=root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12.70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12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4 more authentication failures <text:s/>logname= uid=0 euid=0 tty=ssh ruser= rhost=195.178.110.15 <text:s/>user=root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12.70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12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service(sshd) ignoring max retries <text:s/>5 &gt; 3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56.24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56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check pass <text:s/>user unknown</text:p>
          </table:table-cell>
          <table:table-cell office:value-type="float" office:value="14707" calcext:value-type="float">
            <text:p>14707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56.24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56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95.105.28.117 </text:p>
          </table:table-cell>
          <table:table-cell office:value-type="float" office:value="14707" calcext:value-type="float">
            <text:p>14707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00.01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1:35.872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00.01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2:00.012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00.01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2:00.013#011Info#011TID:126426070834112#011MetricsExtensionService#011MainLoop#011MetricsExtensionService.cpp(1126)#011Interning cache state. NextClearTimeUtc: 2026-04-18T18:13:35.782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05.87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0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2:05.873#011Info#011TID:126426070834112#011MetricsExtensionService#011MainLoop#011MetricsExtensionService.cpp(1268)#011Diagnostic heartbeat emitted. CurrentRawDataQueueSize: 0, UptimeSec: 51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35.84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2:05.873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35.88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2:35.881#011Info#011TID:126426070834112#011MetricsExtensionService#011MainLoop#011MetricsExtensionService.cpp(1268)#011Diagnostic heartbeat emitted. CurrentRawDataQueueSize: 0, UptimeSec: 54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01.36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01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195.178.110.15 port 15346 ssh2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05.87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05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195.178.110.15 port 15346 ssh2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09.59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09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195.178.110.15 port 15346 ssh2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12.70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12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195.178.110.15 port 15346 ssh2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12.70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12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reset by authenticating user root 195.178.110.15 port 15346 [preauth]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56.24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56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valid user user from 95.105.28.117 port 40544</text:p>
          </table:table-cell>
          <table:table-cell office:value-type="float" office:value="14707" calcext:value-type="float">
            <text:p>14707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2:58.07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2:58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invalid user user from 95.105.28.117 port 40544 ssh2</text:p>
          </table:table-cell>
          <table:table-cell office:value-type="float" office:value="14707" calcext:value-type="float">
            <text:p>14707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6:32.23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6:32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check pass <text:s/>user unknown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6:32.23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6:32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95.105.28.117 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6:32.23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6:32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valid user httpadmin from 95.105.28.117 port 56110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6:34.04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6:34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invalid user httpadmin from 95.105.28.117 port 56110 ssh2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6:36.58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6:36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closed by invalid user httpadmin 95.105.28.117 port 56110 [preauth]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6:00.01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6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5:35.917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6:00.01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6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6:00.015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6:00.01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6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6:00.015#011Info#011TID:126426070834112#011MetricsExtensionService#011MainLoop#011MetricsExtensionService.cpp(1126)#011Interning cache state. NextClearTimeUtc: 2026-04-18T18:18:35.787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6:05.91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6:0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6:05.917#011Info#011TID:126426070834112#011MetricsExtensionService#011MainLoop#011MetricsExtensionService.cpp(1268)#011Diagnostic heartbeat emitted. CurrentRawDataQueueSize: 0, UptimeSec: 75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6:35.87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6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6:05.917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6:35.92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6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16:35.924#011Info#011TID:126426070834112#011MetricsExtensionService#011MainLoop#011MetricsExtensionService.cpp(1268)#011Diagnostic heartbeat emitted. CurrentRawDataQueueSize: 0, UptimeSec: 78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39.5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39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95.105.28.117 port 40508 ssh2</text:p>
          </table:table-cell>
          <table:table-cell office:value-type="float" office:value="14664" calcext:value-type="float">
            <text:p>1466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42.250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42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closed by authenticating user root 95.105.28.117 port 40508 [preauth]</text:p>
          </table:table-cell>
          <table:table-cell office:value-type="float" office:value="14664" calcext:value-type="float">
            <text:p>1466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11:59.14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11:59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195.178.110.15 port 15346 ssh2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26.52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26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[origin software="rsyslogd" swVersion="8.2312.0" x-pid="619" x-info="https://www.rsyslog.com"] exiting on signal 15.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26.52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26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muxsock: Acquired UNIX socket '/run/systemd/journal/syslog' (fd 3) from systemd. <text:s/>[v8.2312.0]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26.52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26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syslogd's groupid changed to 102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26.52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26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syslogd's userid changed to 102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26.52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26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[origin software="rsyslogd" swVersion="8.2312.0" x-pid="14054" x-info="https://www.rsyslog.com"] start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14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[origin software="rsyslogd" swVersion="8.2312.0" x-pid="14054" x-info="https://www.rsyslog.com"] exiting on signal 15.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14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muxsock: Acquired UNIX socket '/run/systemd/journal/syslog' (fd 3) from systemd. <text:s/>[v8.2312.0]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14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syslogd's groupid changed to 102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14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syslogd's userid changed to 102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14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[origin software="rsyslogd" swVersion="8.2312.0" x-pid="14205" x-info="https://www.rsyslog.com"] start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25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[origin software="rsyslogd" swVersion="8.2312.0" x-pid="14205" x-info="https://www.rsyslog.com"] exiting on signal 15.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25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muxsock: Acquired UNIX socket '/run/systemd/journal/syslog' (fd 3) from systemd. <text:s/>[v8.2312.0]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25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syslogd's groupid changed to 102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25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syslogd's userid changed to 102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25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[origin software="rsyslogd" swVersion="8.2312.0" x-pid="14223" x-info="https://www.rsyslog.com"] start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rsyslog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4:00.01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4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4:00.013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4:00.01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4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4:00.013#011Info#011TID:126426070834112#011MetricsExtensionService#011MainLoop#011MetricsExtensionService.cpp(1126)#011Interning cache state. NextClearTimeUtc: 2026-04-18T18:08:35.774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4:05.79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4:0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4:05.792#011Info#011TID:126426070834112#011MetricsExtensionService#011MainLoop#011MetricsExtensionService.cpp(1268)#011Diagnostic heartbeat emitted. CurrentRawDataQueueSize: 0, UptimeSec: 3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4:35.79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4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4:05.792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4:35.79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4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4:35.793#011Info#011TID:126426070834112#011MetricsExtensionService#011MainLoop#011MetricsExtensionService.cpp(1268)#011Diagnostic heartbeat emitted. CurrentRawDataQueueSize: 0, UptimeSec: 6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4:44.50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4:44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2.57.122.196 <text:s/>user=root</text:p>
          </table:table-cell>
          <table:table-cell office:value-type="float" office:value="14474" calcext:value-type="float">
            <text:p>1447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4:46.63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4:46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95.105.28.117 <text:s/>user=root</text:p>
          </table:table-cell>
          <table:table-cell office:value-type="float" office:value="14449" calcext:value-type="float">
            <text:p>14449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00.01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4:58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2.57.122.196 port 56716 ssh2</text:p>
          </table:table-cell>
          <table:table-cell office:value-type="float" office:value="14474" calcext:value-type="float">
            <text:p>1447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01.81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5:01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2.57.122.196 port 56716 ssh2</text:p>
          </table:table-cell>
          <table:table-cell office:value-type="float" office:value="14474" calcext:value-type="float">
            <text:p>1447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03.62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5:03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reset by authenticating user root 2.57.122.196 port 56716 [preauth]</text:p>
          </table:table-cell>
          <table:table-cell office:value-type="float" office:value="14474" calcext:value-type="float">
            <text:p>1447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00.01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5:35.805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00.01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6:00.016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00.01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6:00.016#011Info#011TID:126426070834112#011MetricsExtensionService#011MainLoop#011MetricsExtensionService.cpp(1126)#011Interning cache state. NextClearTimeUtc: 2026-04-18T18:08:35.774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05.02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05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check pass <text:s/>user unknown</text:p>
          </table:table-cell>
          <table:table-cell office:value-type="float" office:value="14499" calcext:value-type="float">
            <text:p>14499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05.02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05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95.105.28.117 </text:p>
          </table:table-cell>
          <table:table-cell office:value-type="float" office:value="14499" calcext:value-type="float">
            <text:p>14499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05.80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0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6:05.807#011Info#011TID:126426070834112#011MetricsExtensionService#011MainLoop#011MetricsExtensionService.cpp(1268)#011Diagnostic heartbeat emitted. CurrentRawDataQueueSize: 0, UptimeSec: 15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32.3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32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2.57.122.191 <text:s/>user=root</text:p>
          </table:table-cell>
          <table:table-cell office:value-type="float" office:value="14525" calcext:value-type="float">
            <text:p>1452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35.79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6:05.807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35.80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6:35.809#011Info#011TID:126426070834112#011MetricsExtensionService#011MainLoop#011MetricsExtensionService.cpp(1268)#011Diagnostic heartbeat emitted. CurrentRawDataQueueSize: 0, UptimeSec: 18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47.77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47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4 more authentication failures <text:s/>logname= uid=0 euid=0 tty=ssh ruser= rhost=2.57.122.191 <text:s/>user=root</text:p>
          </table:table-cell>
          <table:table-cell office:value-type="float" office:value="14525" calcext:value-type="float">
            <text:p>1452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47.77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47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service(sshd) ignoring max retries <text:s/>5 &gt; 3</text:p>
          </table:table-cell>
          <table:table-cell office:value-type="float" office:value="14525" calcext:value-type="float">
            <text:p>1452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7:00.01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7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6:35.809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7:00.01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7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7:00.018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7:00.01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7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7:00.018#011Info#011TID:126426070834112#011MetricsExtensionService#011MainLoop#011MetricsExtensionService.cpp(1126)#011Interning cache state. NextClearTimeUtc: 2026-04-18T18:08:35.774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7:05.81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7:0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7:05.818#011Info#011TID:126426070834112#011MetricsExtensionService#011MainLoop#011MetricsExtensionService.cpp(1268)#011Diagnostic heartbeat emitted. CurrentRawDataQueueSize: 0, UptimeSec: 21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7:26.81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7:26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_unix(sshd:auth): authentication failure <text:s/>logname= uid=0 euid=0 tty=ssh ruser= rhost=95.105.28.117 <text:s/>user=root</text:p>
          </table:table-cell>
          <table:table-cell office:value-type="float" office:value="14539" calcext:value-type="float">
            <text:p>14539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7:29.00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7:29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95.105.28.117 port 60748 ssh2</text:p>
          </table:table-cell>
          <table:table-cell office:value-type="float" office:value="14539" calcext:value-type="float">
            <text:p>14539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7:35.80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7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7:05.819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7:35.81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7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7:35.819#011Info#011TID:126426070834112#011MetricsExtensionService#011MainLoop#011MetricsExtensionService.cpp(1268)#011Diagnostic heartbeat emitted. CurrentRawDataQueueSize: 0, UptimeSec: 24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7:40.2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7:40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closed by authenticating user root 95.105.28.117 port 60748 [preauth]</text:p>
          </table:table-cell>
          <table:table-cell office:value-type="float" office:value="14539" calcext:value-type="float">
            <text:p>14539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26.52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26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opping rsyslog.service - System Logging Service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26.52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26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syslog.service: Deactivated successfully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26.52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26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opped rsyslog.service - System Logging Servic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26.52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26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ing rsyslog.service - System Logging Service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26.52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26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ed rsyslog.service - System Logging Servic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26.52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26.000 PM</text:p>
          </table:table-cell>
          <table:table-cell office:value-type="string" calcext:value-type="string">
            <text:p>ker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audit: type=1400 audit(1776535406.380:125): apparmor="STATUS" operation="profile_replace" info="same as current profile, skipping" profile="unconfined" name="rsyslogd" pid=14051 comm="apparmor_parser"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28.80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28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closed by authenticating user root 95.105.28.117 port 49370 [preauth]</text:p>
          </table:table-cell>
          <table:table-cell office:value-type="float" office:value="9499" calcext:value-type="float">
            <text:p>9499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4.42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4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group added to /etc/group: name=azuremonitoragent, GID=987</text:p>
          </table:table-cell>
          <table:table-cell office:value-type="float" office:value="14082" calcext:value-type="float">
            <text:p>14082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groupad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4.44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4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group added to /etc/gshadow: name=azuremonitoragent</text:p>
          </table:table-cell>
          <table:table-cell office:value-type="float" office:value="14082" calcext:value-type="float">
            <text:p>14082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groupad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4.44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4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new group: name=azuremonitoragent, GID=987</text:p>
          </table:table-cell>
          <table:table-cell office:value-type="float" office:value="14082" calcext:value-type="float">
            <text:p>14082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groupad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4.51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4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new user: name=azureotelcollector, UID=997, GID=987, home=/home/azureotelcollector, shell=/sbin/nologin, from=none</text:p>
          </table:table-cell>
          <table:table-cell office:value-type="float" office:value="14088" calcext:value-type="float">
            <text:p>1408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userad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4.56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4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eloading requested from client PID 14096 ('systemctl') (unit enable_94e8dc6d-1553-41f5-916c-6aacdf06cdd7.scope)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4.56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4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eloading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4.80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4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eloading finished in 233 m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4.84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4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eloading requested from client PID 14145 ('systemctl') (unit enable_94e8dc6d-1553-41f5-916c-6aacdf06cdd7.scope)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4.84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4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eloading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02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eloading finished in 180 m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0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ed azureotelcollector-watcher.path - starts azureotelcollector service only when configuration is presen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060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ing azureotelcollector-watcher.service - azureotelcollector-watcher is called by azureotelcollector-watcher.path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06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azureotelcollector-watcher.service: Deactivated successfully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06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inished azureotelcollector-watcher.service - azureotelcollector-watcher is called by azureotelcollector-watcher.path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14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opping rsyslog.service - System Logging Service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14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syslog.service: Deactivated successfully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14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opped rsyslog.service - System Logging Servic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14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ing rsyslog.service - System Logging Service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14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ker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audit: type=1400 audit(1776535415.113:126): apparmor="STATUS" operation="profile_replace" info="same as current profile, skipping" profile="unconfined" name="rsyslogd" pid=14203 comm="apparmor_parser"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14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ed rsyslog.service - System Logging Servic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25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opping rsyslog.service - System Logging Service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25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syslog.service: Deactivated successfully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25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opped rsyslog.service - System Logging Servic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25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ing rsyslog.service - System Logging Service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25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ed rsyslog.service - System Logging Servic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25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ker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audit: type=1400 audit(1776535415.222:127): apparmor="STATUS" operation="profile_replace" info="same as current profile, skipping" profile="unconfined" name="rsyslogd" pid=14222 comm="apparmor_parser"</text:p>
          </table:table-cell>
          <table:table-cell/>
          <table:table-cell office:value-type="string" calcext:value-type="string">
            <text:p>10.0.0.4</text:p>
          </table:table-cell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39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new group: name=azuremetricsext, GID=986</text:p>
          </table:table-cell>
          <table:table-cell office:value-type="float" office:value="14237" calcext:value-type="float">
            <text:p>14237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userad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39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new user: name=azuremetricsext, UID=995, GID=986, home=/home/azuremetricsext, shell=/usr/sbin/nologin, from=none</text:p>
          </table:table-cell>
          <table:table-cell office:value-type="float" office:value="14237" calcext:value-type="float">
            <text:p>14237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userad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46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add 'azuremetricsext' to group 'azuremonitoragent'</text:p>
          </table:table-cell>
          <table:table-cell office:value-type="float" office:value="14244" calcext:value-type="float">
            <text:p>1424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usermo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46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add 'azuremetricsext' to shadow group 'azuremonitoragent'</text:p>
          </table:table-cell>
          <table:table-cell office:value-type="float" office:value="14244" calcext:value-type="float">
            <text:p>1424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usermo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52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eloading requested from client PID 14264 ('systemctl') (unit enable_94e8dc6d-1553-41f5-916c-6aacdf06cdd7.scope)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52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eloading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0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eloading finished in 180 m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4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ed metrics-extension.service - Metrics Extension service for Linux Agent metrics sourci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etting minimum log level to Info.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Parser#011ParseCommandLine#011CommandLineArguments.cpp(404)#011Metric Extension is started. Version: "2.2026.126.1932-42b2ae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Parser#011ParseCommandLine#011CommandLineArguments.cpp(410)#011CurrentWorkingDirectory: "/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Parser#011ParseCommandLine#011CommandLineArguments.cpp(1633)#011The source environment will be set to Unknown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Parser#011ParseCommandLine#011CommandLineArguments.cpp(1659)#011The source role will be set to Unknown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Parser#011ParseCommandLine#011CommandLineArguments.cpp(1698)#011Hostname used as default SourceIdentity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AppLifeTimeManager#011Main#011AppLifeTimeManager.cpp(236)#011Command line parsed successfully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43)#011Command line parsed successfully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44)#011FrontEndUrl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45)#011LogLevel: "Info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46)#011StopEvent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47)#011DataDirectory: "/var/run/azuremetricsext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48)#011DefaultMonitoringAccount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49)#011DefaultMetricNamespace: "PlatformMetrics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50)#011SourceIdentity: "Unknown.Unknown.mac108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51)#011StopEtwSessionOnExit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53)#011UseUserCertificateStore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54)#011ConfigOverride: "{"otlp":{"endpoints":["127.0.0.1:4316"]}}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55)#011IsMultiInstanceMode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56)#011SyncOnStableId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57)#011MultiInstanceSyncMarkerPath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58)#011OwnedAccountsCommandLineFilter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59)#011OwnedAccountsFilePath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60)#011OwnedAccountsStoreDir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61)#011IgnoreConfigCache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62)#011BlackListedMetricsCount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63)#011UseAutopilotCertificate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64)#011UseServiceConfigIniForConfigOverride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65)#011UseDsmsCertificate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66)#011DisableBlockingOnMultiInstanceMode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67)#011ResetMultiInstanceModeBlockingEvent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68)#011EndpointGroupName: "Default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69)#011SourcePlugin: "influxdb_local,otlp_grpc,otlp_grpc_prom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70)#011LocalControlChannel: "false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71)#011TokenSourceType: "AMCS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72)#011ManagedIdentity: "sai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73)#011HybridModeEnabled: "false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74)#011LoadServiceConfig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75)#011TransformRulesDir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76)#011AzureEnvironment: "Undefined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77)#011LocationId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78)#011ExecutionPriorityLevel: 1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81)#011CertPemFile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82)#011PrivatePemKeyFile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CommandLineArguments#011PrintArgumentValues#011CommandLineArguments.cpp(1383)#011CertPfxFile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AppLifeTimeManager#011Main#011AppLifeTimeManager.cpp(264)#011OSVersion: "Linux-Ubuntu-24.04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Main#011MainUtils#011MainUtils.cpp(177)#011CppRestSDK Version. Major: 2, Minor: 10, Revision: 18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AppLifeTimeManager#011Main#011AppLifeTimeManager.cpp(274)#011Creating MetricsExtension configuration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MetricsExtensionConfiguration#011MetricsExtensionConfiguration#011MetricsExtensionConfiguration.cpp(190)#011Local configuration override specified. OverrideConfiguration: "{"otlp":{"endpoints":["127.0.0.1:4316"]}}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MetricsExtensionConfiguration#011MetricsExtensionConfiguration#011MetricsExtensionConfiguration.cpp(221)#011Disabling Internal metrics GIG targets because configuration plane is AMCS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AppLifeTimeManager#011Main#011AppLifeTimeManager.cpp(318)#011Loading DNS cache from fil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EndPointResolver#011EndPointResolver#011EndPointResolver.cpp(193)#011Reading DNS cache from file specified. Path: "/var/run/azuremetricsext/EndPointResolver.cache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Warning#011TID:126426070834112#011EndPointResolver#011EndPointResolver#011EndPointResolver.cpp(197)#011Could not open the DNS cache from file. It will be ignored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InternalMetricsManager#011Initialize#011InternalMetricsManager.cpp(103)#011Initialized internal metrics manager. InternalMetrics2Enabled: true, InternalMetrics2ProductionLevel: "Critical", InternalMetricsConfiguration: "*,metric2 *,machine *,Sli,*,gig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InternalMetricsManager#011Initialize#011InternalMetricsManager.cpp(111)#011Source dimension. Name: "SourceRoleInstance", Value: "mac108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49#011Info#011TID:126426070834112#011InternalMetricsManager#011Initialize#011InternalMetricsManager.cpp(111)#011Source dimension. Name: "SourceRole", Value: "Unknown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ing azureotelcollector-watcher.service - azureotelcollector-watcher is called by azureotelcollector-watcher.path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3#011Info#011TID:126426070834112#011InternalMetricsManager#011Initialize#011InternalMetricsManager.cpp(111)#011Source dimension. Name: "SourceEnvironment", Value: "Unknown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3#011Info#011TID:126426070834112#011AppLifeTimeManager#011Main#011AppLifeTimeManager.cpp(348)#011Initializing stopFlag which will be used to stop loop in posix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3#011Info#011TID:126426070834112#011AppLifeTimeManager#011Main#011AppLifeTimeManager.cpp(405)#011ClientAggregatePublisher is initialized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3#011Info#011TID:126426070834112#011SharedTokensCollection#011Initialize#011SharedTokensCollection.cpp(45)#011IMDS collection settings initialized. m_queryContext: 0, m_azureEnvironment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4#011Info#011TID:126426070834112#011BoostAsioLocalSocketServer#011Network#011BoostAsioLocalSocketServer.cpp(80)#011Started. SocketFilename: "/var/run/azuremetricsext/mdm_influxdb.socket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4#011Info#011TID:126426070834112#011AppLifeTimeManager#011InitializeServiceConfigFileWatcher#011AppLifeTimeManager.cpp(209)#011ServiceConfigFileWatcher is disabled or no config file specified. Enabled: false, ConfigPath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5#011Info#011TID:126426070834112#011EndPoint#011/api/v1/metricsExtensionSettings#011EndPoint.cpp(92)#011Creating new endpoint. OriginalUri: "/api/v1/metricsExtensionSettings", Path: "/api/v1/metricsExtensionSettings", TokenAuthPath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5#011Info#011TID:126426070834112#011AppLifeTimeManager#011Main#011AppLifeTimeManager.cpp(510)#011Starting main Metrics Extension loop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5#011Info#011TID:126426070834112#011TransformRuleSetManager#011TransformRuleSetManager#011TransformRuleSetManager.cpp(51)#011Transform Ruleset directory is not set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5#011Info#011TID:126426070834112#011OtlpPromGrpcMetricSource#011TryStartSource#011OtlpPromGrpcMetricSource.cpp(83)#011Starting server to ingest OTLP metrics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5#011Info#011TID:126426070834112#011OtlpPromGrpcMetricSource#011TryStartSource#011OtlpPromGrpcMetricSource.cpp(57)#011Registering a new endpoint. Host: "127.0.0.1:4316", IsNormalized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5#011Info#011TID:126426070834112#011OtlpPromGrpcMetricSource#011TryStartSource#011OtlpPromGrpcMetricSource.cpp(121)#011gRPC server is started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5#011Info#011TID:126426070834112#011OtlpAggrGrpcMetricSource#011TryStartSource#011OtlpAggrGrpcMetricSource.cpp(45)#011Starting server to ingest OTLP metrics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5#011Info#011TID:126426070834112#011OtlpAggrGrpcMetricSource#011TryStartSource#011OtlpAggrGrpcMetricSource.cpp(66)#011Registering a new endpoint. Host: "127.0.0.1:4317", TLS: "Insecure", KeyFile: "", CertFile: "", ClientCaFile: "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5#011Info#011TID:126426059634368#011Watchdog#011WatchdogThread#011Watchdog.cpp(83)#011Started watch loop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6#011Info#011TID:126426070834112#011OtlpAggrGrpcMetricSource#011TryStartSource#011OtlpAggrGrpcMetricSource.cpp(103)#011gRPC server is started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6#011Info#011TID:126426070834112#011BoostAsioSource#011TryStartSource#011BoostAsioSource.cpp(28)#011Launching BoostAsio server thread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6#011Info#011TID:126426070834112#011BoostAsioSource#011TryStartSource#011BoostAsioSource.cpp(30)#011Launched BoostAsio server thread, continuing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5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56#011Info#011TID:126425768122048#011BoostAsioSource#011BoostAsioServerThread#011BoostAsioSource.cpp(76)#011Starting BoostAsio server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6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60#011Warning#011TID:126426070834112#011XPlatLib#011CheckIfHimdsServiceInstalled#011/__w/1/s/BUILD/src/ImdsEndpointFetcherLinux.cpp(59)#011Failed to check for himdsd service via systemctl, error code: 4. Defaulting to Azure IMDS for metadata and token retrieval.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6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61#011Info#011TID:126426070834112#011XPlatLib#011GetImdsEndpoint#011/__w/1/s/BUILD/src/ImdsEndpointFetcher.cpp(108)#011Using Azure IMDS endpoint: http://169.254.169.254 for metadata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6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61#011Info#011TID:126426070834112#011XPlatLib#011Initialize#011/__w/1/s/BUILD/src/MSIToken.cpp(188)#011Using Azure IMDS endpoint: http://169.254.169.254 for MSI token.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6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61#011Info#011TID:126426070834112#011MsiTokenProvider#011Start#011MsiTokenProvider.cpp(116)#011Starting MSI token provider thread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6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61#011Warning#011TID:126426070834112#011XPlatLib#011GetEnvVar#011/__w/1/s/BUILD/src/SystemUtilsLinux.cpp(15)#011Environment variable did not exist or was too long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6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message repeated 6 times: [ 2026-04-18T18:03:35.761#011Warning#011TID:126426070834112#011XPlatLib#011GetEnvVar#011/__w/1/s/BUILD/src/SystemUtilsLinux.cpp(15)#011Environment variable did not exist or was too long]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6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azureotelcollector-watcher.service: Deactivated successfully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6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inished azureotelcollector-watcher.service - azureotelcollector-watcher is called by azureotelcollector-watcher.path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3#011Info#011TID:126426070834112#011XPlatLib#011FindRegion#011/__w/1/s/BUILD/src/AmcsHelper.cpp(360)#011Region derived from IMDS Metadata: eastus2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3#011Info#011TID:126426070834112#011XPlatLib#011FindEnvironment#011/__w/1/s/BUILD/src/AmcsHelper.cpp(384)#011Environment derived from IMDS Metadata: azurepubliccloud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3#011Info#011TID:126426070834112#011XPlatLib#011FindResourceId#011/__w/1/s/BUILD/src/AmcsHelper.cpp(426)#011Resource ID derived from IMDS Metadata: /subscriptions/127ecc1b-124f-4944-b1e0-085cff4b9269/resourcegroups/mac108_group/providers/microsoft.compute/virtualmachines/mac108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3#011Info#011TID:126425759729344#011MsiTokenProvider#011GetResourceEndpoint#011MsiTokenProvider.cpp(312)#011Detected cloud region via IMDS. Region: "eastus2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3#011Info#011TID:126425759729344#011MsiTokenProvider#011GetResourceEndpoint#011MsiTokenProvider.cpp(325)#011Detected cloud environment via IMDS. Domain: ".azure.com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3#011Info#011TID:126425759729344#011XPlatLib#011Initialize#011/__w/1/s/BUILD/src/MSIToken.cpp(188)#011Using Azure IMDS endpoint: http://169.254.169.254 for MSI token.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3#011Info#011TID:126426070834112#011XPlatLib#011Start#011/__w/1/s/BUILD/src/AmcsManager.cpp(81)#011Starting AMCS Manager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3#011Info#011TID:126426070834112#011XPlatLib#011Start#011/__w/1/s/BUILD/src/TokenFetcher.cpp(62)#011Starting token fetching thread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3#011Info#011TID:126424576947904#011XPlatLib#011GetResourceEndpoint#011/__w/1/s/BUILD/src/AmcsHelper.cpp(277)#011Detected cloud environment via IMDS. Domain .azure.com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3#011Info#011TID:126424576947904#011XPlatLib#011FetchMSIToken#011/__w/1/s/BUILD/src/TokenFetcher.cpp(132)#011Resource Endpoint for IMDS token fetching: https://monitor.azure.com/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3#011Info#011TID:126424576947904#011XPlatLib#011Initialize#011/__w/1/s/BUILD/src/MSIToken.cpp(188)#011Using Azure IMDS endpoint: http://169.254.169.254 for MSI token.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4#011Info#011TID:126426070834112#011XPlatLib#011Start#011/__w/1/s/BUILD/src/AmcsConfigFetcher.cpp(137)#011Starting AMCS config fetching thread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4#011Info#011TID:126426070834112#011MetricsExtensionConfiguration#011MetricsExtensionConfiguration#011MetricsExtensionConfiguration.cpp(1728)#011OpenTelemetry Collector OTLP exporter endpoint will be initialized. Endpoint: "127.0.0.1:4317", MetricsExtension listening endpoint: "127.0.0.1:4317"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4#011Info#011TID:126426070834112#011InternalMetricsTargetMetric#011InternalMetricsTargetMetric#011InternalMetricsTargetMetric.cpp(28)#011Initializing Metrics internal metrics publication target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7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74#011Info#011TID:126426070834112#011InternalMetricsTargetLogger#011InternalMetricsTargetLogger#011InternalMetricsTargetLogger.cpp(18)#011Initializing Logger internal metrics publication target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80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80#011Info#011TID:126424576947904#011XPlatLib#011operator()#011/__w/1/s/BUILD/src/AmcsConfigFetcher.cpp(123)#011IMDS token is refreshed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8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80#011Info#011TID:126424576947904#011XPlatLib#011FetchMSIToken#011/__w/1/s/BUILD/src/TokenFetcher.cpp(206)#011Next try after 86361 seconds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8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80#011Info#011TID:126424568555200#011XPlatLib#011FetchConfigurationFromAMCS#011/__w/1/s/BUILD/src/AmcsConfigFetcher.cpp(192)#011Configuration request headers - UUID: 58d305db-2ccf-48d9-95fa-eb371fb1183a <text:s/>eTags: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8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80#011Info#011TID:126424568555200#011XPlatLib#011FetchConfigurationFromAMCS#011/__w/1/s/BUILD/src/AmcsConfigFetcher.cpp(213)#011Amcs configuration request: https://global.handler.control.monitor.azure.com/subscriptions/127ecc1b-124f-4944-b1e0-085cff4b9269/resourcegroups/mac108_group/providers/microsoft.compute/virtualmachines/mac108/meAgentConfigurations?operatingLocation=eastus2&amp;includeMeConfig=true&amp;api-version=2024-02-02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8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81#011Info#011TID:126425759729344#011MsiTokenProvider#011MsiTokenDownload#011MsiTokenProvider.cpp(233)#011MSI token refresh is scheduled. SecondsLater: 86361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8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84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8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84#011Info#011TID:126426070834112#011MetricsExtensionService#011MainLoop#011MetricsExtensionService.cpp(1126)#011Interning cache state. NextClearTimeUtc: 2026-04-18T18:08:35.774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78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84#011Info#011TID:126426070834112#011MetricsExtensionService#011MainLoop#011MetricsExtensionService.cpp(1268)#011Diagnostic heartbeat emitted. CurrentRawDataQueueSize: 0, UptimeSec: 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82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784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82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821#011Info#011TID:126424568555200#011XPlatLib#011FetchConfigurationFromAMCS#011/__w/1/s/BUILD/src/AmcsConfigFetcher.cpp(280)#011Amcs configuration response status code: 404, configuration string: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82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821#011Warning#011TID:126424568555200#011XPlatLib#011FetchConfigurationFromAMCS#011/__w/1/s/BUILD/src/AmcsConfigFetcher.cpp(388)#011No more DCR associated with VM, request to clear cached configuration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5.82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5.821#011Info#011TID:126424568555200#011XPlatLib#011FetchConfig#011/__w/1/s/BUILD/src/AmcsConfigFetcher.cpp(478)#011Configuration will be refreshed from AMCS after 469 seconds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3:36.40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3:36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3:36.401186Z INFO MonitorHandler ExtHandler Stopped tracking memory cgroup Microsoft.Azure.AzureDefenderForServers.MDE.Linux-1.0.11.0 [/sys/fs/cgroup/azure.slice/azure-vmextensions.slice/azure-vmextensions-Microsoft.Azure.AzureDefenderForServers.MDE.Linux.slice]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python3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4:47.124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4:47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2.57.122.196 port 56716 ssh2</text:p>
          </table:table-cell>
          <table:table-cell office:value-type="float" office:value="14474" calcext:value-type="float">
            <text:p>1447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4:48.190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4:48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95.105.28.117 port 42272 ssh2</text:p>
          </table:table-cell>
          <table:table-cell office:value-type="float" office:value="14449" calcext:value-type="float">
            <text:p>14449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4:50.49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4:50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2.57.122.196 port 56716 ssh2</text:p>
          </table:table-cell>
          <table:table-cell office:value-type="float" office:value="14474" calcext:value-type="float">
            <text:p>1447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4:53.87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4:53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closed by authenticating user root 95.105.28.117 port 42272 [preauth]</text:p>
          </table:table-cell>
          <table:table-cell office:value-type="float" office:value="14449" calcext:value-type="float">
            <text:p>14449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4:54.20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4:54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2.57.122.196 port 56716 ssh2</text:p>
          </table:table-cell>
          <table:table-cell office:value-type="float" office:value="14474" calcext:value-type="float">
            <text:p>1447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00.01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5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4:35.793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00.01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5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5:00.016#011Info#011TID:126426070834112#011MetricsExtensionService#011MainLoop#011MetricsExtensionService.cpp(1083)#011EventsProcessedLastPeriod: 0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00.01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5:00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5:00.016#011Info#011TID:126426070834112#011MetricsExtensionService#011MainLoop#011MetricsExtensionService.cpp(1126)#011Interning cache state. NextClearTimeUtc: 2026-04-18T18:08:35.774, VolatileCurrentSize: 3, VolatileCurrentSizeInBytes: 396, VolatileSecondarySize: 0, VolatileSecondarySizeInBytes: 0, StaticCacheSize: 47, StaticCacheSizeInBytes: 6116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01.13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5:01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am_unix(cron:session): session opened for user root(uid=0) by root(uid=0)</text:p>
          </table:table-cell>
          <table:table-cell office:value-type="float" office:value="14482" calcext:value-type="float">
            <text:p>14482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01.133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5:01.000 PM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(root) CMD (command -v debian-sa1 &gt; /dev/null &amp;&amp; debian-sa1 1 1)</text:p>
          </table:table-cell>
          <table:table-cell office:value-type="float" office:value="14483" calcext:value-type="float">
            <text:p>14483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01.13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5:01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am_unix(cron:session): session closed for user root</text:p>
          </table:table-cell>
          <table:table-cell office:value-type="float" office:value="14482" calcext:value-type="float">
            <text:p>14482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03.62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5:03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4 more authentication failures <text:s/>logname= uid=0 euid=0 tty=ssh ruser= rhost=2.57.122.196 <text:s/>user=root</text:p>
          </table:table-cell>
          <table:table-cell office:value-type="float" office:value="14474" calcext:value-type="float">
            <text:p>1447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03.62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5:03.000 PM</text:p>
          </table:table-cell>
          <table:table-cell office:value-type="string" calcext:value-type="string">
            <text:p>authpriv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PAM service(sshd) ignoring max retries <text:s/>5 &gt; 3</text:p>
          </table:table-cell>
          <table:table-cell office:value-type="float" office:value="14474" calcext:value-type="float">
            <text:p>14474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05.797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5:0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5:05.796#011Info#011TID:126426070834112#011MetricsExtensionService#011MainLoop#011MetricsExtensionService.cpp(1268)#011Diagnostic heartbeat emitted. CurrentRawDataQueueSize: 0, UptimeSec: 9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35.79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5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5:05.797#011HeartbeatSignal#011Mark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5:35.805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5:35.000 PM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2026-04-18T18:05:35.804#011Info#011TID:126426070834112#011MetricsExtensionService#011MainLoop#011MetricsExtensionService.cpp(1268)#011Diagnostic heartbeat emitted. CurrentRawDataQueueSize: 0, UptimeSec: 120, EtwEventsDropped: 0, EtwEventsLost: 0, AggregatedMetricsDropped: 0, IsNearingEtwQueueLimit: 0, IsNearingAggregationQueueLimit: 0, IsShuttingDown: false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MetricsExtension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05.020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05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valid user ali from 95.105.28.117 port 43474</text:p>
          </table:table-cell>
          <table:table-cell office:value-type="float" office:value="14499" calcext:value-type="float">
            <text:p>14499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07.092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07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invalid user ali from 95.105.28.117 port 43474 ssh2</text:p>
          </table:table-cell>
          <table:table-cell office:value-type="float" office:value="14499" calcext:value-type="float">
            <text:p>14499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10.611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10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closed by invalid user ali 95.105.28.117 port 43474 [preauth]</text:p>
          </table:table-cell>
          <table:table-cell office:value-type="float" office:value="14499" calcext:value-type="float">
            <text:p>14499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34.466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34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2.57.122.191 port 18570 ssh2</text:p>
          </table:table-cell>
          <table:table-cell office:value-type="float" office:value="14525" calcext:value-type="float">
            <text:p>1452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38.509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38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ailed password for root from 2.57.122.191 port 18570 ssh2</text:p>
          </table:table-cell>
          <table:table-cell office:value-type="float" office:value="14525" calcext:value-type="float">
            <text:p>1452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47.77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45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message repeated 3 times: [ Failed password for root from 2.57.122.191 port 18570 ssh2]</text:p>
          </table:table-cell>
          <table:table-cell office:value-type="float" office:value="14525" calcext:value-type="float">
            <text:p>1452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  <table:table-row table:style-name="ro1">
          <table:table-cell office:value-type="string" calcext:value-type="string">
            <text:p>12428736-32d3-4419-b5a9-cfee9c6604c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/18/2026, 6:06:47.778 PM</text:p>
          </table:table-cell>
          <table:table-cell office:value-type="string" calcext:value-type="string">
            <text:p>00000000-0000-0000-0000-000000000002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4/18/2026, 6:06:47.000 PM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mac108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nnection reset by authenticating user root 2.57.122.191 port 18570 [preauth]</text:p>
          </table:table-cell>
          <table:table-cell office:value-type="float" office:value="14525" calcext:value-type="float">
            <text:p>1452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sshd</text:p>
          </table:table-cell>
          <table:table-cell/>
          <table:table-cell office:value-type="string" calcext:value-type="string">
            <text:p>Syslog</text:p>
          </table:table-cell>
          <table:table-cell office:value-type="string" calcext:value-type="string">
            <text:p>/subscriptions/127ecc1b-124f-4944-b1e0-085cff4b9269/resourcegroups/mac108_group/providers/microsoft.compute/virtualmachines/mac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5397" meta:object-count="0"/>
    <meta:generator>LibreOffice/26.2.2.2$Linux_X86_64 LibreOffice_project/620$Build-2</meta:generator>
  </office:meta>
</office:document-meta>
</file>